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style:min-row-height="1.8132in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3" style:family="paragraph" style:parent-style-name="Standard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color="#000000" fo:font-size="10pt" fo:font-weight="bold" officeooo:rsid="000e9eff" officeooo:paragraph-rsid="0011d60b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e9eff"/>
    </style:style>
    <style:style style:name="P7" style:family="paragraph" style:parent-style-name="Standard">
      <style:paragraph-properties fo:text-align="start" style:justify-single-word="false"/>
      <style:text-properties officeooo:paragraph-rsid="00375046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33d83" officeooo:paragraph-rsid="00033d8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87d4f" officeooo:paragraph-rsid="00087d4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f0715" officeooo:paragraph-rsid="001f071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201e43" officeooo:paragraph-rsid="00201e4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21b7bc" officeooo:paragraph-rsid="0021b7b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35e9b" officeooo:paragraph-rsid="00235e9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paragraph-rsid="0028e2d6"/>
    </style:style>
    <style:style style:name="P16" style:family="paragraph" style:parent-style-name="Standard">
      <style:paragraph-properties fo:text-align="start" style:justify-single-word="false"/>
      <style:text-properties fo:color="#c9211e" fo:font-size="11pt" fo:font-weight="bold" officeooo:rsid="0006bfff" officeooo:paragraph-rsid="0006bff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1pt" fo:font-weight="bold" officeooo:rsid="000a61c6" officeooo:paragraph-rsid="000a61c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fo:font-size="11pt" fo:font-weight="bold" officeooo:rsid="00201e43" officeooo:paragraph-rsid="00201e43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fo:font-size="11pt" fo:font-weight="bold" officeooo:rsid="0021b7bc" officeooo:paragraph-rsid="0021b7b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1pt" fo:font-weight="bold" officeooo:rsid="0023a29b" officeooo:paragraph-rsid="0023a29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fo:font-size="11pt" fo:font-weight="bold" officeooo:rsid="0027c6ec" officeooo:paragraph-rsid="0027c6e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fo:font-size="12pt" fo:font-weight="bold" officeooo:rsid="001f0715" officeooo:paragraph-rsid="001f071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fo:background-color="transparent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11d60b" fo:background-color="transparent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bold" officeooo:rsid="000e9eff" officeooo:paragraph-rsid="0011d60b" fo:background-color="transparent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bold" officeooo:rsid="0019675d" officeooo:paragraph-rsid="0019675d" fo:background-color="transparent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1pt" fo:font-weight="normal" officeooo:rsid="000ac4f1" officeooo:paragraph-rsid="000ac4f1" fo:background-color="#ffff0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weight="normal" officeooo:rsid="000e9eff" officeooo:paragraph-rsid="000e9eff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font-weight="normal" officeooo:rsid="0019675d" officeooo:paragraph-rsid="0019675d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1pt" fo:font-weight="normal" officeooo:rsid="002f1a8b" officeooo:paragraph-rsid="002f1a8b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0000" fo:font-size="11pt" fo:font-weight="bold" officeooo:rsid="000d5105" officeooo:paragraph-rsid="000d5105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0000" fo:font-size="11pt" fo:font-weight="bold" officeooo:rsid="0019675d" officeooo:paragraph-rsid="0019675d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1c797d" fo:background-color="#b4c7d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0e9eff" fo:background-color="#b4c7d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28c394" officeooo:paragraph-rsid="0029ef2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44f69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75046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officeooo:paragraph-rsid="00375046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4d61" officeooo:paragraph-rsid="004a7e3e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933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a933" fo:font-size="11pt" fo:font-weight="normal" officeooo:rsid="00087d4f" officeooo:paragraph-rsid="000ac4f1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bf0041" fo:font-size="10pt" fo:font-weight="bold" officeooo:paragraph-rsid="0028e2d6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5eb91e" fo:font-size="10pt" fo:font-weight="normal" officeooo:rsid="002f527f" officeooo:paragraph-rsid="002f527f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Menlo" fo:font-size="10.5pt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Menlo" fo:font-size="10.5pt" officeooo:rsid="0039fbc4" officeooo:paragraph-rsid="0039fbc4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Menlo" fo:font-size="10.5pt" officeooo:rsid="003c4515" officeooo:paragraph-rsid="003c4515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Menlo" fo:font-size="10.5pt" officeooo:rsid="003b67d2" officeooo:paragraph-rsid="003b67d2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Menlo" fo:font-size="10.5pt" officeooo:rsid="003f5e8b" officeooo:paragraph-rsid="003f5e8b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Menlo" fo:font-size="10.5pt" officeooo:rsid="003e6903" officeooo:paragraph-rsid="004a7e3e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fo:font-size="11pt" officeooo:rsid="0041f995" officeooo:paragraph-rsid="0041f995" style:font-size-asian="9.60000038146973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fo:font-size="11pt" officeooo:rsid="00461ecb" officeooo:paragraph-rsid="00461ecb" style:font-size-asian="9.60000038146973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fo:font-size="11pt" officeooo:rsid="0048e966" officeooo:paragraph-rsid="0048e966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87d4f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0e9eff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9ef42" style:font-size-asian="11pt" style:font-weight-asian="normal" style:font-size-complex="11pt" style:font-weight-complex="normal"/>
    </style:style>
    <style:style style:name="T6" style:family="text">
      <style:text-properties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7d4f" fo:background-color="#ffff00" loext:char-shading-value="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0000" style:font-name="Consolas" fo:font-size="10pt" fo:letter-spacing="normal" fo:font-style="normal" fo:font-weight="bold" officeooo:rsid="000e9eff" fo:background-color="#ffff00" loext:char-shading-value="0" style:font-size-asian="8.75pt" style:font-weight-asian="bold" style:font-size-complex="10pt" style:font-weight-complex="bold" loext:padding="0in" loext:border="none"/>
    </style:style>
    <style:style style:name="T11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/>
    </style:style>
    <style:style style:name="T12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75046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Roboto Mono" fo:letter-spacing="normal" fo:font-style="normal" loext:padding="0in" loext:border="none"/>
    </style:style>
    <style:style style:name="T15" style:family="text">
      <style:text-properties fo:font-variant="normal" fo:text-transform="none" style:text-line-through-style="none" style:text-line-through-type="none" style:font-name="Roboto Mono" fo:letter-spacing="normal" fo:font-style="normal" officeooo:rsid="0028e2d6" loext:padding="0in" loext:border="none"/>
    </style:style>
    <style:style style:name="T16" style:family="text">
      <style:text-properties fo:color="#ff0000" fo:font-size="11pt" fo:font-weight="bold" officeooo:rsid="000d5105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color="#ff0000" fo:font-size="11pt" fo:font-weight="bold" officeooo:rsid="000e9eff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officeooo:rsid="0023422c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background-color="#ffff00" loext:char-shading-value="0"/>
    </style:style>
    <style:style style:name="T21" style:family="text">
      <style:text-properties style:text-line-through-style="none" style:text-line-through-type="none" officeooo:rsid="0027c6ec"/>
    </style:style>
    <style:style style:name="T22" style:family="text">
      <style:text-properties style:text-line-through-style="none" style:text-line-through-type="none" officeooo:rsid="00235e9b"/>
    </style:style>
    <style:style style:name="T23" style:family="text">
      <style:text-properties style:text-line-through-style="none" style:text-line-through-type="none" officeooo:rsid="0028e2d6" style:font-size-asian="11pt" style:font-weight-asian="normal" style:font-size-complex="11pt" style:font-weight-complex="normal"/>
    </style:style>
    <style:style style:name="T24" style:family="text">
      <style:text-properties style:text-line-through-style="none" style:text-line-through-type="none" officeooo:rsid="0028e2d6"/>
    </style:style>
    <style:style style:name="T25" style:family="text">
      <style:text-properties officeooo:rsid="0023a29b"/>
    </style:style>
    <style:style style:name="T26" style:family="text">
      <style:text-properties fo:background-color="#77bc65" loext:char-shading-value="0"/>
    </style:style>
    <style:style style:name="T27" style:family="text">
      <style:text-properties officeooo:rsid="002dd9c5"/>
    </style:style>
    <style:style style:name="T28" style:family="text">
      <style:text-properties officeooo:rsid="002ed677"/>
    </style:style>
    <style:style style:name="T29" style:family="text">
      <style:text-properties fo:color="#5eb91e"/>
    </style:style>
    <style:style style:name="T30" style:family="text">
      <style:text-properties officeooo:rsid="0030c42e"/>
    </style:style>
    <style:style style:name="T31" style:family="text">
      <style:text-properties fo:color="#000000"/>
    </style:style>
    <style:style style:name="T32" style:family="text">
      <style:text-properties fo:color="#000000" officeooo:rsid="0030c42e"/>
    </style:style>
    <style:style style:name="T33" style:family="text">
      <style:text-properties officeooo:rsid="0032dbb6"/>
    </style:style>
    <style:style style:name="T34" style:family="text">
      <style:text-properties officeooo:rsid="003c4515"/>
    </style:style>
    <style:style style:name="T35" style:family="text">
      <style:text-properties officeooo:rsid="003f5e8b"/>
    </style:style>
    <style:style style:name="T36" style:family="text">
      <style:text-properties officeooo:rsid="0042790b"/>
    </style:style>
    <style:style style:name="T37" style:family="text">
      <style:text-properties officeooo:rsid="00446935"/>
    </style:style>
    <style:style style:name="T38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Commands</text:p>
      <text:p text:style-name="P4"/>
      <text:p text:style-name="P4"/>
      <table:table table:name="Table3" table:style-name="Table3">
        <table:table-column table:style-name="Table3.A"/>
        <table:table-row table:style-name="TableLine94067908370960">
          <table:table-cell table:style-name="Table3.A1" office:value-type="string">
            <text:p text:style-name="P54">1. clone the repository in your local<text:span text:style-name="T37">(in arbitrary path)</text:span></text:p>
            <text:p text:style-name="P54">2. change directory to the cloned repository(<text:span text:style-name="T37">the above path</text:span>) on your local</text:p>
            <text:p text:style-name="P54">3. change a file in the cloned folder or add a new file to it</text:p>
            <text:p text:style-name="P54">4. git add file_name</text:p>
            <text:p text:style-name="P54">5. git commit -m “your message”</text:p>
            <text:p text:style-name="P54">6. git push origin master</text:p>
            <text:p text:style-name="P54">Enter Username of your Git<text:span text:style-name="T36">H</text:span>u<text:span text:style-name="T36">b</text:span> account</text:p>
            <text:p text:style-name="P54">Enter token instead of password</text:p>
            <text:p text:style-name="P55">7. when you are done, you can delete the cloned folder from your local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Line94067908411840">
          <table:table-cell table:style-name="Table4.A1" office:value-type="string">
            <text:p text:style-name="P56">While creating a new repository, mark it as <text:span text:style-name="T38">public </text:span><text:span text:style-name="T31">so that you can observe its contents online, otherwise you have to download the file in order to read the code inside.</text:span></text:p>
          </table:table-cell>
        </table:table-row>
      </table:table>
      <text:p text:style-name="P5"/>
      <text:p text:style-name="P4"/>
      <text:p text:style-name="P16"># Create a copy of the remote version of your project in your local</text:p>
      <text:p text:style-name="P8">&gt;&gt;&gt; cd Course</text:p>
      <text:p text:style-name="P8">:~/Course$ git clone <text:a xlink:type="simple" xlink:href="https://github.com/MaryamPoortarigh/lecture0.git" text:style-name="Internet_20_link" text:visited-style-name="Visited_20_Internet_20_Link">https://github.com/MaryamPoortarigh/lecture0.git</text:a></text:p>
      <text:p text:style-name="P8"/>
      <text:p text:style-name="P8"/>
      <text:p text:style-name="P9"/>
      <text:p text:style-name="P17"># Only removes the file from your local, not from remote</text:p>
      <text:p text:style-name="P9">&gt;&gt;&gt; cd lecture0</text:p>
      <text:p text:style-name="P9">:~/Course/lecture0$ git <text:span text:style-name="T1">rm</text:span> test3.txt</text:p>
      <text:p text:style-name="P9"/>
      <text:p text:style-name="P8"/>
      <text:p text:style-name="P8"/>
      <text:p text:style-name="P22"># Removes a file from both local and remote</text:p>
      <text:p text:style-name="P24">&gt;&gt;&gt; <text:span text:style-name="T3">git </text:span><text:span text:style-name="T7">rm</text:span><text:span text:style-name="T3"> test3.txt</text:span></text:p>
      <text:p text:style-name="P24"><text:span text:style-name="T3">&gt;</text:span><text:span text:style-name="T2">&gt;&gt; git </text:span><text:span text:style-name="T6">commit</text:span><text:span text:style-name="T2"> -a -m "test3.txt was deleted"</text:span></text:p>
      <text:p text:style-name="P24"><text:span text:style-name="T2">&gt;&gt;&gt; git </text:span><text:span text:style-name="T6">push</text:span></text:p>
      <text:p text:style-name="P29"/>
      <text:p text:style-name="P29"/>
      <text:p text:style-name="P29"/>
      <text:p text:style-name="P34"># Removes a folder from both local and remote</text:p>
      <text:p text:style-name="P1"><text:span text:style-name="Source_20_Text"><text:span text:style-name="T8">git rm -r one-of-the-directories // This deletes from filesystem</text:span></text:span></text:p>
      <text:p text:style-name="P2"><text:span text:style-name="Source_20_Text"><text:span text:style-name="T9">git commit . -m "Remove duplicated directory"</text:span></text:span></text:p>
      <text:p text:style-name="P2"><text:span text:style-name="Source_20_Text"><text:span text:style-name="T9">git push origin &lt;your-git-branch&gt; (typically 'master', but not always)</text:span></text:span></text:p>
      <text:p text:style-name="P26"><text:span text:style-name="T4">&gt;&gt;&gt; </text:span><text:span text:style-name="T2">git rm </text:span><text:span text:style-name="T6">-r</text:span><text:span text:style-name="T2"> FF</text:span></text:p>
      <text:p text:style-name="P27"><text:span text:style-name="T2">&gt;&gt;&gt; git </text:span><text:span text:style-name="T6">commit</text:span><text:span text:style-name="T2"> -m "FF folder is deleted"</text:span></text:p>
      <text:p text:style-name="P27"><text:span text:style-name="T2">&gt;&gt;&gt; git </text:span><text:span text:style-name="T6">push</text:span><text:span text:style-name="T2"> origin master</text:span></text:p>
      <text:p text:style-name="P36">git push &lt;remote&gt; &lt;branch&gt;</text:p>
      <text:p text:style-name="P3"><text:span text:style-name="Source_20_Text"><text:span text:style-name="T10"/></text:span></text:p>
      <text:p text:style-name="P29"/>
      <text:p text:style-name="P29"/>
      <text:p text:style-name="P6"><text:span text:style-name="T16"># Removes a folder </text:span><text:span text:style-name="T17">only </text:span><text:span text:style-name="T16">from </text:span><text:span text:style-name="T17">the</text:span><text:span text:style-name="T16"> remote, </text:span><text:span text:style-name="T17">not local</text:span></text:p>
      <text:p text:style-name="P25"><text:soft-page-break/><text:span text:style-name="T4">&gt;&gt;&gt; </text:span><text:span text:style-name="T2">git rm -r </text:span><text:span text:style-name="T6">--cached</text:span><text:span text:style-name="T2"> FF</text:span></text:p>
      <text:p text:style-name="P30">&gt;&gt;&gt; git commit -m "FF folder is deleted"</text:p>
      <text:p text:style-name="P30">&gt;&gt;&gt; git push origin master</text:p>
      <text:p text:style-name="P37"/>
      <text:p text:style-name="P30"/>
      <text:p text:style-name="P30"/>
      <text:p text:style-name="P30"/>
      <text:p text:style-name="P35"># Push a new folder to remote</text:p>
      <text:p text:style-name="P28"><text:span text:style-name="T5">&gt;&gt;&gt; </text:span><text:span text:style-name="T2">git add </text:span><text:span text:style-name="T6">-A</text:span><text:span text:style-name="T2"> PYTHON</text:span></text:p>
      <text:p text:style-name="P28"><text:span text:style-name="T5">&gt;&gt;&gt; </text:span><text:span text:style-name="T2">git commit -m 'adding scripts'</text:span></text:p>
      <text:p text:style-name="P28"><text:span text:style-name="T5">&gt;&gt;&gt; </text:span><text:span text:style-name="T2">git push origin master</text:span></text:p>
      <text:p text:style-name="P31"/>
      <text:p text:style-name="P31"/>
      <text:p text:style-name="P31"/>
      <text:p text:style-name="P35"># clone a folder from remote, make a change, push to remote again</text:p>
      <text:p text:style-name="P46"><text:span text:style-name="T30">F</text:span>irst you need to <text:span text:style-name="T32">git </text:span><text:span text:style-name="T31">pull</text:span>, to get the latest version of the project</text:p>
      <text:p text:style-name="P32">&gt;&gt;&gt; git status</text:p>
      <text:p text:style-name="P43">n branch master</text:p>
      <text:p text:style-name="P43">Your branch is up to date with 'origin/master'.</text:p>
      <text:p text:style-name="P43"/>
      <text:p text:style-name="P43">nothing to commit, working tree clean</text:p>
      <text:p text:style-name="P32">&gt;&gt;&gt; git checkout -b branch1</text:p>
      <text:p text:style-name="P43">Switched to a new branch 'branch1'</text:p>
      <text:p text:style-name="P32">&gt;&gt;&gt; atom .</text:p>
      <text:p text:style-name="P43">And make your change</text:p>
      <text:p text:style-name="P32">&gt;&gt;&gt; git status</text:p>
      <text:p text:style-name="P43">On branch branch1</text:p>
      <text:p text:style-name="P43">Untracked files:</text:p>
      <text:p text:style-name="P43"><text:s text:c="2"/>(use "git add &lt;file&gt;..." to include in what will be committed)</text:p>
      <text:p text:style-name="P43"><text:tab/>server/Dashboard-vatanzarin/Dashboard/Instagram/</text:p>
      <text:p text:style-name="P43"/>
      <text:p text:style-name="P43">nothing added to commit but untracked files present (use "git add" to track)</text:p>
      <text:p text:style-name="P32">&gt;&gt;&gt; git add server/Dashboard-vatanzarin/Dashboard/Instagram/</text:p>
      <text:p text:style-name="P33">&gt;&gt;<text:span text:style-name="T33">&gt; </text:span><text:s/>git add . <text:s/><text:span text:style-name="T29">(To add all at once)</text:span></text:p>
      <text:p text:style-name="P32">&gt;&gt;&gt; git commit -m "Instagram was added"</text:p>
      <text:p text:style-name="P32">&gt;&gt;&gt; git push origin branch1</text:p>
      <text:p text:style-name="P32">&gt;&gt;&gt; <text:span text:style-name="T27">compare &amp; </text:span>pull request</text:p>
      <text:p text:style-name="P32">&gt;&gt;&gt; merge <text:span text:style-name="T28">pull request</text:span></text:p>
      <text:p text:style-name="P32">&gt;&gt;&gt; git status</text:p>
      <text:p text:style-name="P43">On branch branch1</text:p>
      <text:p text:style-name="P43">nothing to commit, working tree clean</text:p>
      <text:p text:style-name="P44"/>
      <text:p text:style-name="P23"/>
      <text:p text:style-name="P23"/>
      <text:p text:style-name="P23"># fork</text:p>
      <text:p text:style-name="P10">you can copy a public repository into your personal git account</text:p>
      <text:p text:style-name="P10"/>
      <text:p text:style-name="P10"/>
      <text:p text:style-name="P18"># git status</text:p>
      <text:p text:style-name="P11">This must be the answer : Your branch is up to date with '<text:span text:style-name="T26">origin/master</text:span>'.</text:p>
      <text:p text:style-name="P11"/>
      <text:p text:style-name="P11"/>
      <text:p text:style-name="P19"># tree</text:p>
      <text:p text:style-name="P12">it lists <text:span text:style-name="T18">down </text:span>all directories and sub-directories and files included in your project with their hirearchy</text:p>
      <text:p text:style-name="P12"/>
      <text:p text:style-name="P12"/>
      <text:p text:style-name="P20"># select a branch and make it active. (-b) flag lets you create it at the same time</text:p>
      <text:p text:style-name="P13"><text:soft-page-break/><text:span text:style-name="T25">&gt;&gt;&gt; </text:span>git <text:span text:style-name="T26">checkout</text:span> <text:span text:style-name="T1">-</text:span><text:span text:style-name="T20">d</text:span><text:span text:style-name="T19"> </text:span><text:span text:style-name="T21">&lt;</text:span><text:span text:style-name="T19">name-of-branch</text:span><text:span text:style-name="T21">&gt;</text:span></text:p>
      <text:p text:style-name="P13"/>
      <text:p text:style-name="P13"/>
      <text:p text:style-name="P21"># To list down all branches</text:p>
      <text:p text:style-name="P14">&gt;&gt;&gt; git branch</text:p>
      <text:p text:style-name="P14"/>
      <text:p text:style-name="P21"># Switch to another branch</text:p>
      <text:p text:style-name="P14">&gt;&gt; git checkout <text:span text:style-name="T19">&lt;</text:span><text:span text:style-name="T22">name-of-branch</text:span><text:span text:style-name="T19">&gt;</text:span></text:p>
      <text:p text:style-name="P47"/>
      <text:p text:style-name="P45"><text:span text:style-name="T24"># </text:span><text:bookmark text:name="Push_Branch_To_Remote"/><text:span text:style-name="T14">Push Branch </text:span><text:span text:style-name="T15">from local </text:span><text:span text:style-name="T14">To Remote</text:span></text:p>
      <text:p text:style-name="P15"><text:span text:style-name="T23">&gt;&gt;&gt; </text:span><text:span text:style-name="T11">git push &lt;remote&gt; &lt;branch&gt;</text:span></text:p>
      <text:p text:style-name="P38"><text:s/>git push origin branch1</text:p>
      <text:p text:style-name="P38"/>
      <table:table table:name="Table1" table:style-name="Table1">
        <table:table-column table:style-name="Table1.A"/>
        <table:table-row table:style-name="TableLine94067909699232">
          <table:table-cell table:style-name="Table1.A1" office:value-type="string">
            <text:p text:style-name="P40">github token = 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</text:p>
            <text:p text:style-name="P40"/>
            <text:p text:style-name="P7"><text:span text:style-name="T12">git add <text:s/></text:span><text:span text:style-name="T13">A project-name</text:span></text:p>
            <text:p text:style-name="P41">git commit -m “instructions”</text:p>
            <text:p text:style-name="P40">git push --set-upstream https://github.com/sharifdata/AppBanovanBack.git master</text:p>
          </table:table-cell>
        </table:table-row>
      </table:table>
      <text:p text:style-name="P38"/>
      <text:p text:style-name="P39"/>
      <text:p text:style-name="P39"/>
      <table:table table:name="Table2" table:style-name="Table2">
        <table:table-column table:style-name="Table2.A"/>
        <table:table-row table:style-name="TableLine94067908808768">
          <table:table-cell table:style-name="Table2.A1" office:value-type="string">
            <text:p text:style-name="P48"><text:a xlink:type="simple" xlink:href="https://github.com/ShadiPoortarigh" text:style-name="Internet_20_link" text:visited-style-name="Visited_20_Internet_20_Link">https://github.com/ShadiPoortarigh</text:a></text:p>
            <text:p text:style-name="P48"/>
            <text:p text:style-name="P50">user = <text:a xlink:type="simple" xlink:href="https://github.com/ShadiPoortarigh" text:style-name="Internet_20_link" text:visited-style-name="Visited_20_Internet_20_Link">ShadiPoortarigh</text:a></text:p>
            <text:p text:style-name="P50"/>
            <text:p text:style-name="P50">password of page = <text:span text:style-name="T35">Maryam_5750</text:span></text:p>
            <text:p text:style-name="P48"/>
            <text:p text:style-name="P49">email = <text:a xlink:type="simple" xlink:href="mailto:panel.panberes@gmail.com" text:style-name="Internet_20_link" text:visited-style-name="Visited_20_Internet_20_Link">panel.panberes@gmail.com</text:a></text:p>
            <text:p text:style-name="P49"/>
            <text:p text:style-name="P51">password <text:span text:style-name="T34">of email</text:span>= p@nel.<text:a xlink:type="simple" xlink:href="mailto:p@nberes" text:style-name="Internet_20_link" text:visited-style-name="Visited_20_Internet_20_Link">p@nberes</text:a></text:p>
            <text:p text:style-name="P51"/>
            <text:p text:style-name="P51"/>
            <text:p text:style-name="P52">token = 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</text:p>
          </table:table-cell>
        </table:table-row>
      </table:table>
      <text:p text:style-name="P39"/>
      <text:p text:style-name="P39"/>
      <text:p text:style-name="P39"/>
      <text:p text:style-name="P4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><text:a xlink:type="simple" xlink:href="http://www.github.com/MaryamPoortarigh" text:style-name="Internet_20_link" text:visited-style-name="Visited_20_Internet_20_Link">www.</text:a><text:a xlink:type="simple" xlink:href="http://www.github.com/MaryamPoortarigh" text:style-name="Internet_20_link" text:visited-style-name="Visited_20_Internet_20_Link"><text:span text:style-name="T1">gitlab</text:span></text:a><text:a xlink:type="simple" xlink:href="http://www.github.com/MaryamPoortarigh" text:style-name="Internet_20_link" text:visited-style-name="Visited_20_Internet_20_Link">.com/Maryam_Poortarigh</text:a></text:p>
            <text:p text:style-name="P42"/>
            <text:p text:style-name="P42">username : Maryam_Poortarigh</text:p>
            <text:p text:style-name="P42"/>
            <text:p text:style-name="P42">password : Maryam_0911234</text:p>
            <text:p text:style-name="P42"/>
            <text:p text:style-name="P42">email : <text:a xlink:type="simple" xlink:href="mailto:maryam.poortarigh@gmail.com" text:style-name="Internet_20_link" text:visited-style-name="Visited_20_Internet_20_Link">maryam.poortarigh@gmail.com</text:a></text:p>
            <text:p text:style-name="P42"/>
            <text:p text:style-name="P42">email password : Maryam_0911234</text:p>
            <text:p text:style-name="P42"/>
          </table:table-cell>
        </table:table-row>
      </table:table>
      <text:p text:style-name="P42"/>
      <text:p text:style-name="P42"/>
      <table:table table:name="Table7" table:style-name="Table7">
        <table:table-column table:style-name="Table7.A"/>
        <table:table-row table:style-name="TableLine94067910018208">
          <table:table-cell table:style-name="Table7.A1" office:value-type="string">
            <text:p text:style-name="P53">Docker username : maryampoortarigh0911</text:p>
            <text:p text:style-name="P53">docker pass : Maryam_0911</text:p>
          </table:table-cell>
        </table:table-row>
      </table:table>
      <text:p text:style-name="P42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0:24:07.427170513</meta:creation-date>
    <meta:generator>LibreOffice/6.4.7.2$Linux_X86_64 LibreOffice_project/40$Build-2</meta:generator>
    <dc:date>2022-05-08T10:58:20.806505182</dc:date>
    <meta:editing-duration>PT20H33M10S</meta:editing-duration>
    <meta:editing-cycles>58</meta:editing-cycles>
    <meta:document-statistic meta:table-count="6" meta:image-count="0" meta:object-count="0" meta:page-count="3" meta:paragraph-count="94" meta:word-count="589" meta:character-count="3564" meta:non-whitespace-character-count="3064"/>
  </office:meta>
</office:document-meta>
</file>